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645d1a" officeooo:paragraph-rsid="04645d1a"/>
    </style:style>
    <style:style style:name="P4" style:family="paragraph" style:parent-style-name="Text_20_body">
      <style:text-properties officeooo:rsid="0484c2df" officeooo:paragraph-rsid="0484c2df"/>
    </style:style>
    <style:style style:name="P5" style:family="paragraph" style:parent-style-name="Text_20_body">
      <style:paragraph-properties fo:margin-top="0in" fo:margin-bottom="0in" loext:contextual-spacing="false"/>
      <style:text-properties officeooo:rsid="04645d1a" officeooo:paragraph-rsid="04645d1a"/>
    </style:style>
    <style:style style:name="P6" style:family="paragraph" style:parent-style-name="Text_20_body">
      <style:paragraph-properties fo:margin-top="0in" fo:margin-bottom="0in" loext:contextual-spacing="false"/>
      <style:text-properties fo:font-weight="normal" officeooo:rsid="046b1174" officeooo:paragraph-rsid="047017fe" style:font-weight-asian="normal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weight="bold" officeooo:rsid="047017fe" officeooo:paragraph-rsid="047017fe" style:font-weight-asian="bold" style:font-weight-complex="bold"/>
    </style:style>
    <style:style style:name="P8" style:family="paragraph" style:parent-style-name="Text_20_body">
      <style:paragraph-properties fo:margin-top="0in" fo:margin-bottom="0in" loext:contextual-spacing="false"/>
      <style:text-properties fo:font-weight="bold" officeooo:rsid="046b1174" officeooo:paragraph-rsid="046b1174" style:font-weight-asian="bold" style:font-weight-complex="bold"/>
    </style:style>
    <style:style style:name="P9" style:family="paragraph" style:parent-style-name="Text_20_body">
      <style:paragraph-properties fo:margin-top="0in" fo:margin-bottom="0in" loext:contextual-spacing="false"/>
      <style:text-properties officeooo:paragraph-rsid="049b5bdc"/>
    </style:style>
    <style:style style:name="P10" style:family="paragraph" style:parent-style-name="Heading_20_1">
      <style:paragraph-properties fo:margin-top="0.0398in" fo:margin-bottom="0.0398in" loext:contextual-spacing="false"/>
      <style:text-properties officeooo:rsid="046258e7" officeooo:paragraph-rsid="046258e7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rsid="04860c42" officeooo:paragraph-rsid="0486a325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officeooo:rsid="0486a325" officeooo:paragraph-rsid="0486a325"/>
    </style:style>
    <style:style style:name="P13" style:family="paragraph" style:parent-style-name="Text_20_body" style:list-style-name="L2">
      <style:paragraph-properties fo:margin-top="0in" fo:margin-bottom="0in" loext:contextual-spacing="false"/>
      <style:text-properties officeooo:rsid="0486a325" officeooo:paragraph-rsid="0486a325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officeooo:rsid="048a5c29" officeooo:paragraph-rsid="049c8386"/>
    </style:style>
    <style:style style:name="P15" style:family="paragraph" style:parent-style-name="Text_20_body" style:list-style-name="L2">
      <style:paragraph-properties fo:margin-top="0in" fo:margin-bottom="0in" loext:contextual-spacing="false"/>
      <style:text-properties officeooo:rsid="0493853d" officeooo:paragraph-rsid="0493853d"/>
    </style:style>
    <style:style style:name="P16" style:family="paragraph" style:parent-style-name="Text_20_body" style:list-style-name="L2">
      <style:paragraph-properties fo:margin-top="0in" fo:margin-bottom="0in" loext:contextual-spacing="false"/>
      <style:text-properties officeooo:paragraph-rsid="0486a325"/>
    </style:style>
    <style:style style:name="P17" style:family="paragraph" style:parent-style-name="Text_20_body" style:list-style-name="L2">
      <style:paragraph-properties fo:margin-top="0in" fo:margin-bottom="0in" loext:contextual-spacing="false"/>
      <style:text-properties officeooo:paragraph-rsid="0487f04a"/>
    </style:style>
    <style:style style:name="P18" style:family="paragraph" style:parent-style-name="Text_20_body" style:list-style-name="L2">
      <style:paragraph-properties fo:margin-top="0in" fo:margin-bottom="0in" loext:contextual-spacing="false"/>
      <style:text-properties officeooo:paragraph-rsid="04ae4ce1"/>
    </style:style>
    <style:style style:name="P19" style:family="paragraph" style:parent-style-name="Text_20_body" style:list-style-name="L2">
      <style:paragraph-properties fo:margin-top="0in" fo:margin-bottom="0in" loext:contextual-spacing="false"/>
      <style:text-properties officeooo:rsid="04895562" officeooo:paragraph-rsid="04895562"/>
    </style:style>
    <style:style style:name="P20" style:family="paragraph" style:parent-style-name="Text_20_body" style:list-style-name="L2">
      <style:paragraph-properties fo:margin-top="0in" fo:margin-bottom="0in" loext:contextual-spacing="false"/>
      <style:text-properties officeooo:rsid="048ce432" officeooo:paragraph-rsid="048ce432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officeooo:rsid="049948b7" officeooo:paragraph-rsid="04aaddc7"/>
    </style:style>
    <style:style style:name="P22" style:family="paragraph" style:parent-style-name="Text_20_body" style:list-style-name="L2">
      <style:paragraph-properties fo:margin-top="0in" fo:margin-bottom="0in" loext:contextual-spacing="false"/>
      <style:text-properties officeooo:rsid="04a5e590" officeooo:paragraph-rsid="04a766bf"/>
    </style:style>
    <style:style style:name="P23" style:family="paragraph" style:parent-style-name="Text_20_body" style:list-style-name="L2">
      <style:paragraph-properties fo:margin-top="0in" fo:margin-bottom="0in" loext:contextual-spacing="false"/>
      <style:text-properties officeooo:rsid="049b0eab" officeooo:paragraph-rsid="049b0eab"/>
    </style:style>
    <style:style style:name="P24" style:family="paragraph" style:parent-style-name="Text_20_body" style:list-style-name="L2">
      <style:paragraph-properties fo:margin-top="0in" fo:margin-bottom="0in" loext:contextual-spacing="false"/>
      <style:text-properties fo:language="en" fo:country="US" officeooo:rsid="04aaddc7" officeooo:paragraph-rsid="04aaddc7"/>
    </style:style>
    <style:style style:name="P25" style:family="paragraph" style:parent-style-name="Text_20_body" style:list-style-name="L2">
      <style:paragraph-properties fo:margin-top="0in" fo:margin-bottom="0in" loext:contextual-spacing="false"/>
      <style:text-properties fo:language="en" fo:country="US" officeooo:rsid="04ae1c88" officeooo:paragraph-rsid="04ae1c88"/>
    </style:style>
    <style:style style:name="P26" style:family="paragraph" style:parent-style-name="Text_20_body" style:list-style-name="L2">
      <style:paragraph-properties fo:margin-top="0in" fo:margin-bottom="0in" loext:contextual-spacing="false"/>
      <style:text-properties fo:language="en" fo:country="US" officeooo:rsid="04ad4142" officeooo:paragraph-rsid="04ad4142"/>
    </style:style>
    <style:style style:name="P27" style:family="paragraph" style:parent-style-name="Text_20_body" style:list-style-name="L3">
      <style:paragraph-properties fo:margin-top="0in" fo:margin-bottom="0in" loext:contextual-spacing="false"/>
      <style:text-properties fo:font-weight="normal" officeooo:rsid="048e3e56" officeooo:paragraph-rsid="048e3e56" style:font-weight-asian="normal" style:font-weight-complex="normal"/>
    </style:style>
    <style:style style:name="P28" style:family="paragraph" style:parent-style-name="Text_20_body" style:list-style-name="L4">
      <style:paragraph-properties fo:margin-top="0in" fo:margin-bottom="0in" loext:contextual-spacing="false"/>
      <style:text-properties fo:font-weight="normal" officeooo:rsid="048bca7b" officeooo:paragraph-rsid="048bca7b" style:font-weight-asian="normal" style:font-weight-complex="normal"/>
    </style:style>
    <style:style style:name="P29" style:family="paragraph" style:parent-style-name="Text_20_body" style:list-style-name="L4">
      <style:paragraph-properties fo:margin-top="0in" fo:margin-bottom="0in" loext:contextual-spacing="false"/>
      <style:text-properties fo:font-weight="normal" officeooo:rsid="0491e541" officeooo:paragraph-rsid="0491e541" style:font-weight-asian="normal" style:font-weight-complex="normal"/>
    </style:style>
    <style:style style:name="T1" style:family="text">
      <style:text-properties fo:font-weight="bold" officeooo:rsid="046b1174" style:font-weight-asian="bold" style:font-weight-complex="bold"/>
    </style:style>
    <style:style style:name="T2" style:family="text">
      <style:text-properties fo:font-weight="bold" officeooo:rsid="047e4e72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487132b" style:font-style-asian="italic" style:font-style-complex="italic"/>
    </style:style>
    <style:style style:name="T5" style:family="text">
      <style:text-properties fo:font-style="italic" officeooo:rsid="0486a325" style:font-style-asian="italic" style:font-style-complex="italic"/>
    </style:style>
    <style:style style:name="T6" style:family="text">
      <style:text-properties fo:font-style="italic" officeooo:rsid="04ae4ce1" style:font-style-asian="italic" style:font-style-complex="italic"/>
    </style:style>
    <style:style style:name="T7" style:family="text">
      <style:text-properties officeooo:rsid="0484c2df"/>
    </style:style>
    <style:style style:name="T8" style:family="text">
      <style:text-properties officeooo:rsid="0484f11a"/>
    </style:style>
    <style:style style:name="T9" style:family="text">
      <style:text-properties officeooo:rsid="0486a325"/>
    </style:style>
    <style:style style:name="T10" style:family="text">
      <style:text-properties officeooo:rsid="0487132b"/>
    </style:style>
    <style:style style:name="T11" style:family="text">
      <style:text-properties officeooo:rsid="048e21f9"/>
    </style:style>
    <style:style style:name="T12" style:family="text">
      <style:text-properties officeooo:rsid="0493853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officeooo:rsid="049b0eab"/>
    </style:style>
    <style:style style:name="T16" style:family="text">
      <style:text-properties fo:language="en" fo:country="US" officeooo:rsid="04a35e33"/>
    </style:style>
    <style:style style:name="T17" style:family="text">
      <style:text-properties fo:language="en" fo:country="US" officeooo:rsid="04a46f56"/>
    </style:style>
    <style:style style:name="T18" style:family="text">
      <style:text-properties fo:language="en" fo:country="US" officeooo:rsid="04a766bf"/>
    </style:style>
    <style:style style:name="T19" style:family="text">
      <style:text-properties fo:language="en" fo:country="US" officeooo:rsid="04a916a7"/>
    </style:style>
    <style:style style:name="T20" style:family="text">
      <style:text-properties fo:language="en" fo:country="US" officeooo:rsid="04a91ff6"/>
    </style:style>
    <style:style style:name="T21" style:family="text">
      <style:text-properties officeooo:rsid="04983274"/>
    </style:style>
    <style:style style:name="T22" style:family="text">
      <style:text-properties style:font-name="Monospace" officeooo:rsid="049b5bdc" style:font-size-asian="10.5pt" style:font-name-complex="David CLM" style:font-weight-complex="normal"/>
    </style:style>
    <style:style style:name="T23" style:family="text">
      <style:text-properties style:font-name="Monospace" officeooo:rsid="049ec5e5" style:font-size-asian="10.5pt" style:font-name-complex="David CLM" style:font-weight-complex="normal"/>
    </style:style>
    <style:style style:name="T24" style:family="text">
      <style:text-properties style:font-name="Monospace" officeooo:rsid="04ae4ce1" style:font-size-asian="10.5pt" style:font-name-complex="David CLM" style:font-weight-complex="normal"/>
    </style:style>
    <style:style style:name="T25" style:family="text">
      <style:text-properties style:font-name="Monospace" officeooo:rsid="04af74ad" style:font-size-asian="10.5pt" style:font-name-complex="David CLM" style:font-weight-complex="normal"/>
    </style:style>
    <style:style style:name="T26" style:family="text">
      <style:text-properties style:font-name="Monospace" officeooo:rsid="04afd314" style:font-size-asian="10.5pt" style:font-name-complex="David CLM" style:font-weight-complex="normal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font-size="8pt" officeooo:rsid="0486a325" style:font-size-asian="8pt" style:font-size-complex="8pt"/>
    </style:style>
    <style:style style:name="T29" style:family="text">
      <style:text-properties fo:font-size="8pt" fo:language="en" fo:country="US" style:font-size-asian="8pt" style:font-size-complex="8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fo:language="en" fo:country="US" style:font-size-asian="10pt" style:font-size-complex="10pt"/>
    </style:style>
    <style:style style:name="T32" style:family="text">
      <style:text-properties style:text-line-through-style="solid" style:text-line-through-type="single"/>
    </style:style>
    <style:style style:name="T33" style:family="text">
      <style:text-properties style:text-line-through-style="solid" style:text-line-through-type="single" officeooo:rsid="04a916a7"/>
    </style:style>
    <style:style style:name="T34" style:family="text">
      <style:text-properties style:text-line-through-style="solid" style:text-line-through-type="single" fo:font-size="8pt" style:font-size-asian="8pt" style:font-size-complex="8pt"/>
    </style:style>
    <style:style style:name="T35" style:family="text">
      <style:text-properties style:text-line-through-style="solid" style:text-line-through-type="single" fo:font-size="8pt" officeooo:rsid="0487f04a" style:font-size-asian="8pt" style:font-size-complex="8pt"/>
    </style:style>
    <style:style style:name="T36" style:family="text">
      <style:text-properties style:text-line-through-style="solid" style:text-line-through-type="single" fo:font-size="8pt" fo:language="en" fo:country="US" style:font-size-asian="8pt" style:font-size-complex="8pt"/>
    </style:style>
    <style:style style:name="T37" style:family="text">
      <style:text-properties style:text-line-through-style="solid" style:text-line-through-type="single" fo:font-style="italic" style:font-style-asian="italic" style:font-style-complex="italic"/>
    </style:style>
    <style:style style:name="T38" style:family="text">
      <style:text-properties style:text-line-through-style="solid" style:text-line-through-type="single" fo:font-style="italic" officeooo:rsid="049b0eab" style:font-style-asian="italic" style:font-style-complex="italic"/>
    </style:style>
    <style:style style:name="T39" style:family="text">
      <style:text-properties style:text-line-through-style="solid" style:text-line-through-type="single" fo:font-style="italic" officeooo:rsid="0487132b" style:font-style-asian="italic" style:font-style-complex="italic"/>
    </style:style>
    <style:style style:name="T40" style:family="text">
      <style:text-properties style:text-line-through-style="solid" style:text-line-through-type="single" fo:font-style="italic" officeooo:rsid="0487f04a" style:font-style-asian="italic" style:font-style-complex="italic"/>
    </style:style>
    <style:style style:name="T41" style:family="text">
      <style:text-properties style:text-line-through-style="solid" style:text-line-through-type="single" fo:language="en" fo:country="US"/>
    </style:style>
    <style:style style:name="T42" style:family="text">
      <style:text-properties style:text-line-through-style="solid" style:text-line-through-type="single" fo:language="en" fo:country="US" officeooo:rsid="049b0eab"/>
    </style:style>
    <style:style style:name="T43" style:family="text">
      <style:text-properties style:text-line-through-style="solid" style:text-line-through-type="single" officeooo:rsid="0487f04a"/>
    </style:style>
    <style:style style:name="T44" style:family="text">
      <style:text-properties style:text-line-through-style="none" style:text-line-through-type="none" officeooo:rsid="0487f04a"/>
    </style:style>
    <style:style style:name="T45" style:family="text">
      <style:text-properties style:text-line-through-style="none" style:text-line-through-type="none" fo:language="en" fo:country="US" officeooo:rsid="0487f04a"/>
    </style:style>
    <style:style style:name="T46" style:family="text">
      <style:text-properties style:text-line-through-style="none" style:text-line-through-type="none" fo:language="en" fo:country="US" fo:font-weight="bold" officeooo:rsid="04aaddc7" style:font-weight-asian="bold" style:font-weight-complex="bold"/>
    </style:style>
    <style:style style:name="T47" style:family="text">
      <style:text-properties style:text-line-through-style="none" style:text-line-through-type="none" fo:font-weight="bold" officeooo:rsid="04aaddc7" style:font-weight-asian="bold" style:font-weight-complex="bold"/>
    </style:style>
    <style:style style:name="T48" style:family="text">
      <style:text-properties officeooo:rsid="04ae4ce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פרוייקט: <text:span text:style-name="T7">תרומה למערכות קוד פתוח</text:span></text:h>
      <text:p text:style-name="P4">מערכות קוד פתוח מאפשרות לכל מתכנת <text:span text:style-name="T8">להוסיף ולשפר קוד כפי יכולתו. <text:s text:c="3"/>פרוייקט זה נותן לכם הזדמנות להצטרף למערכת קיימת, לשפר אותה ולהשאיר את חותמכם בעולם הקוד הפתוח </text:span></text:p>
      <text:p text:style-name="P3"><text:span text:style-name="T1">מה </text:span><text:span text:style-name="T2">תצטרכו</text:span><text:span text:style-name="T1"> לעשות?</text:span></text:p>
      <text:list xml:id="list1394995679" text:style-name="L1">
        <text:list-item>
          <text:p text:style-name="P11">להוריד קוד של תוכנת קוד-פתוח כלשהי, <text:span text:style-name="T9">ולבנות אותו על המחשב שלכם. יש כמה תוכנות לבחירה – ראו בהמשך.</text:span></text:p>
        </text:list-item>
        <text:list-item>
          <text:p text:style-name="P12">להצטרף לקהילת המפתחים ולברר איזה שיפורים ותוספות הם מוכנים להכניס למערכת.</text:p>
        </text:list-item>
        <text:list-item>
          <text:p text:style-name="P14">לממש את ההרחבה, להגיש pull request, ולהיות בקשר רציף עם המפתחים עד שההרחבה שלכם נכנסת לקוד הראשי.</text:p>
        </text:list-item>
      </text:list>
      <text:p text:style-name="P9"><text:span text:style-name="T22">הנה כמה דוגמאות ל</text:span><text:span text:style-name="T9">מערכות ושיפורים שאפשר להכניס בהן – אתם מוזמנים להציע רעיונות נוספים:</text:span></text:p>
      <text:list xml:id="list3080323401" text:style-name="L2">
        <text:list-item>
          <text:p text:style-name="P18"><text:span text:style-name="T48">מערכת INGInious – מערכת קוד פתוח לבדיקה אוטומטית של תרגילי תיכנות. </text:span><text:span text:style-name="T6">הרחבה <text:s/>אפשרית</text:span><text:span text:style-name="T48">: לאפשר </text:span><text:span text:style-name="T24">למתרגלים להעלות מטלות דרך גיטהאב, לאפשר לסטודנטים להגיש מטלות דרך גיטהאב, וכן </text:span><text:span text:style-name="T25">להעלות למערכת את המטלות בקורסי התיכנות </text:span><text:span text:style-name="T26">במחלקה</text:span><text:span text:style-name="T25">.</text:span></text:p>
        </text:list-item>
        <text:list-item>
          <text:p text:style-name="P15">ספריית <text:span text:style-name="T13">networkx <text:s/>- רשתות וגרפים ב</text:span>פייתון <text:span text:style-name="T13">(</text:span><text:a xlink:type="simple" xlink:href="https://networkx.github.io/documentation/stable/developer/index.html" text:style-name="Internet_20_link" text:visited-style-name="Visited_20_Internet_20_Link"><text:span text:style-name="T27">https://networkx.github.io/documentation/stable/developer/index.html</text:span></text:a><text:span text:style-name="T13">). </text:span><text:span text:style-name="T14">הרחבה אפשרית</text:span><text:span text:style-name="T13">: <text:s/>הוספת אלגוריתמים שונים בגרפים ורשתות.</text:span></text:p>
        </text:list-item>
        <text:list-item>
          <text:p text:style-name="P13"><text:span text:style-name="T12">גאוגברה</text:span> <text:span text:style-name="T27">(</text:span><text:a xlink:type="simple" xlink:href="https://dev.geogebra.org/trac" text:style-name="Internet_20_link" text:visited-style-name="Visited_20_Internet_20_Link"><text:span text:style-name="T27">https://dev.geogebra.org/trac</text:span></text:a><text:span text:style-name="T27">)</text:span> <text:s/>מערכת גרפית לחישובים אלגבריים וגיאומטריים. <text:span text:style-name="T3">הרחב</text:span><text:span text:style-name="T4">ה</text:span><text:span text:style-name="T3"> </text:span><text:span text:style-name="T4">אפשרית</text:span><text:span text:style-name="T10">: </text:span>הוספת אלגוריתמים שונים בגיאומטריה חישובית.</text:p>
        </text:list-item>
        <text:list-item>
          <text:p text:style-name="P16"><text:span text:style-name="T9">כנסת פתוחה </text:span><text:span text:style-name="T28">(</text:span><text:a xlink:type="simple" xlink:href="https://github.com/hasadna/Open-Knesset" text:style-name="Internet_20_link" text:visited-style-name="Visited_20_Internet_20_Link"><text:span text:style-name="T28">https://github.com/hasadna/Open-Knesset</text:span></text:a><text:span text:style-name="T28"> )</text:span><text:span text:style-name="T9"> – מערכת לשיתוף הציבור בפעילות הכנסת. </text:span><text:span text:style-name="T5">הרחבה אפשרית: </text:span><text:span text:style-name="T9">ממשק שיאפשר לאנשי-ציבור לקבל משוב מהבוחרים על </text:span><text:span text:style-name="T23">הצעות חוק</text:span><text:span text:style-name="T9">.</text:span></text:p>
        </text:list-item>
        <text:list-item>
          <text:p text:style-name="P17"><text:span text:style-name="T43">סימפי </text:span><text:span text:style-name="T35">( </text:span><text:a xlink:type="simple" xlink:href="https://github.com/sympy/sympy" text:style-name="Internet_20_link" text:visited-style-name="Visited_20_Internet_20_Link"><text:span text:style-name="T35">https://github.com/sympy/sympy</text:span></text:a><text:span text:style-name="T35"> )</text:span><text:span text:style-name="T43"> – ספריית החישובים הסימבוליים של פייתון. </text:span><text:span text:style-name="T39">ה</text:span><text:span text:style-name="T40">רחבה אפשרית</text:span><text:span text:style-name="T43">: <text:s/>הוספת אפשרות לפתרון בעיות מורכבות</text:span><text:span text:style-name="T44">. </text:span><text:span text:style-name="T47">תפוס</text:span></text:p>
        </text:list-item>
        <text:list-item>
          <text:p text:style-name="P19">טק-סטודיו <text:span text:style-name="T27">( </text:span><text:a xlink:type="simple" xlink:href="https://github.com/texstudio-org/texstudio" text:style-name="Internet_20_link" text:visited-style-name="Visited_20_Internet_20_Link"><text:span text:style-name="T27">https://github.com/texstudio-org/texstudio</text:span></text:a><text:span text:style-name="T27"> </text:span><text:span text:style-name="T30">)</text:span> - תוכנה לעריכת מאמרים מדעיים. <text:span text:style-name="T3">הרחבה אפשרית</text:span>: מערכת לבדיקת נכונות של משוואות מתימטיות. </text:p>
        </text:list-item>
        <text:list-item>
          <text:p text:style-name="P20">ווייל <text:span text:style-name="T27">( </text:span><text:a xlink:type="simple" xlink:href="https://github.com/theneurasthenicrat/whale4" text:style-name="Internet_20_link" text:visited-style-name="Visited_20_Internet_20_Link"><text:span text:style-name="T27">https://github.com/theneurasthenicrat/whale4</text:span></text:a><text:span text:style-name="T27"> )</text:span> - תוכנה לעריכת סקרים והצבעות אונליין. <text:span text:style-name="T3">הרחבה אפשרית</text:span>: הוספת כללי בחירה.</text:p>
        </text:list-item>
        <text:list-item>
          <text:p text:style-name="P21"><text:span text:style-name="T32">מו</text:span><text:span text:style-name="T33">ו</text:span><text:span text:style-name="T32">דל </text:span><text:span text:style-name="T34">( </text:span><text:a xlink:type="simple" xlink:href="https://docs.moodle.org/dev/Main_Page" text:style-name="Internet_20_link" text:visited-style-name="Visited_20_Internet_20_Link"><text:span text:style-name="T34">https://docs.moodle.org/dev/Main_Page</text:span></text:a><text:span text:style-name="T34"> )</text:span><text:span text:style-name="T32"> אתם יודעים מה זה.. </text:span><text:span text:style-name="T37">הרחב</text:span><text:span text:style-name="T38">ות</text:span><text:span text:style-name="T37"> אפשרי</text:span><text:span text:style-name="T38">ו</text:span><text:span text:style-name="T37">ת</text:span><text:span text:style-name="T32">: אפשרות להגיש מטלות תיכנות למודל כך שייבדקו אוטומטית ע"י הבדקן </text:span><text:span text:style-name="T34">( </text:span><text:a xlink:type="simple" xlink:href="http://www.bad-kan.com/" text:style-name="Internet_20_link" text:visited-style-name="Visited_20_Internet_20_Link"><text:span text:style-name="T34">http://www.bad-kan.com</text:span></text:a><text:span text:style-name="T34"> </text:span><text:span text:style-name="T36">)</text:span><text:span text:style-name="T41">; </text:span><text:span text:style-name="T42">אפשרות לשלוח הודעות לפורום ישירות מהדואל בלי להיכנס למודל</text:span><text:span text:style-name="T45">. </text:span><text:span text:style-name="T46">תפוס</text:span></text:p>
        </text:list-item>
        <text:list-item>
          <text:p text:style-name="P22"><text:span text:style-name="T15">ו</text:span><text:span text:style-name="T13">יקיפדיה: </text:span><text:span text:style-name="T18">הוספת עזרי-למידה שונים, למשל "מד התקדמות" </text:span><text:span text:style-name="T19">לפי קטגוריה</text:span><text:span text:style-name="T18">, שיעזור לקורא לדעת איזה אחוז </text:span><text:span text:style-name="T19">מהנושאים בקטגוריה </text:span><text:span text:style-name="T18">הוא כבר למד, </text:span><text:span text:style-name="T20">ומה </text:span><text:span text:style-name="T18">עדיין </text:span><text:span text:style-name="T20">נשאר לו </text:span><text:span text:style-name="T18">ללמוד.</text:span></text:p>
        </text:list-item>
        <text:list-item>
          <text:p text:style-name="P23"><text:span text:style-name="T13">טקסטיה</text:span><text:span text:style-name="T31"> </text:span><text:span text:style-name="T29">( </text:span><text:a xlink:type="simple" xlink:href="https://github.com/erelsgl/textia" text:style-name="Internet_20_link" text:visited-style-name="Visited_20_Internet_20_Link">https://github.com/erelsgl/textia</text:a><text:span text:style-name="T29"> </text:span><text:span text:style-name="T31">)</text:span><text:span text:style-name="T13"> משחק ישן שכתבתי ללימוד תנ"ך. </text:span><text:span text:style-name="T14">הרחבות אפשריות</text:span><text:span text:style-name="T13">: לכתוב הכל מחדש, עם ממשק יפה </text:span><text:span text:style-name="T17">ומעוצב</text:span><text:span text:style-name="T13"> ו</text:span><text:span text:style-name="T16">אפשרות ל</text:span><text:span text:style-name="T13">ריבוי שחקנים.</text:span></text:p>
        </text:list-item>
        <text:list-item>
          <text:p text:style-name="P24">Visual Studio Code ( <text:a xlink:type="simple" xlink:href="https://github.com/microsoft/vscode" text:style-name="Internet_20_link" text:visited-style-name="Visited_20_Internet_20_Link">https://github.com/microsoft/vscode</text:a> ) <text:s/>- הוספת תמיכה לכתיבת טקסטים בעברית (מימין לשמאל).</text:p>
        </text:list-item>
        <text:list-item>
          <text:p text:style-name="P25">גיאומטריה חישובית בפייתון ( <text:a xlink:type="simple" xlink:href="https://github.com/pygae/galgebra" text:style-name="Internet_20_link" text:visited-style-name="Visited_20_Internet_20_Link">https://github.com/pygae/galgebra</text:a> <text:s/>או <text:a xlink:type="simple" xlink:href="https://wolfv.medium.com/introducing-scikit-geometry-ae1dccaad5fd" text:style-name="Internet_20_link" text:visited-style-name="Visited_20_Internet_20_Link">https://wolfv.medium.com/introducing-scikit-geometry-ae1dccaad5fd</text:a> או <text:a xlink:type="simple" xlink:href="https://www.toptal.com/python/computational-geometry-in-python-from-theory-to-implementation" text:style-name="Internet_20_link" text:visited-style-name="Visited_20_Internet_20_Link">https://www.toptal.com/python/computational-</text:a><text:soft-page-break/><text:a xlink:type="simple" xlink:href="https://www.toptal.com/python/computational-geometry-in-python-from-theory-to-implementation" text:style-name="Internet_20_link" text:visited-style-name="Visited_20_Internet_20_Link">geometry-in-python-from-theory-to-implementation</text:a> <text:s/>). הרחבות אפשריות: מימוש ממשק גרפי ואלגוריתמים גיאומטריים מעניינים.</text:p>
        </text:list-item>
        <text:list-item>
          <text:p text:style-name="P26">סיבוכיות חישובית של משחקים ( <text:a xlink:type="simple" xlink:href="https://www.isnphard.com/" text:style-name="Internet_20_link" text:visited-style-name="Visited_20_Internet_20_Link">https://www.isnphard.com</text:a> ) - מימוש משחקי מחשב על-פי הוכחת קושי חישובי. מומלץ לסטודנטים שלומדים/למדו פיתוח משחקי מחשב וחישוביות.</text:p>
        </text:list-item>
      </text:list>
      <text:p text:style-name="P5"/>
      <text:p text:style-name="P7">הפרוייקט מיועד לסטודנטים ש-</text:p>
      <text:list xml:id="list1342215076" text:style-name="L3">
        <text:list-item>
          <text:p text:style-name="P27">אוהבים לתכנת ולתקן באגים;</text:p>
        </text:list-item>
        <text:list-item>
          <text:p text:style-name="P27">יודעים לתקשר היטב באנגלית, מסוגלים להשתתף בדיונים בקהילת המפתחים;</text:p>
        </text:list-item>
        <text:list-item>
          <text:p text:style-name="P27">מתמידים – לא מתייאשים גם כשהקוד לא מתקבל בפעם הראשונה.</text:p>
        </text:list-item>
      </text:list>
      <text:p text:style-name="P6"/>
      <text:p text:style-name="P6"/>
      <text:p text:style-name="P8">מה יוצא לכם מזה?</text:p>
      <text:list xml:id="list3826911973" text:style-name="L4">
        <text:list-item>
          <text:p text:style-name="P28">השם שלכם <text:span text:style-name="T21">יירשם ברשימת </text:span>התורמים <text:span text:style-name="T11">למערכת ידועה – תרומה משמעותית לקורות-החיים שלכם.</text:span></text:p>
        </text:list-item>
        <text:list-item>
          <text:p text:style-name="P29">תיצרו קשרים עם מתכנתים מקצועיים ומוכרים ברחבי העולם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6.2$Linux_X86_64 LibreOffice_project/40$Build-2</meta:generator>
    <dc:date>2021-03-06T22:50:11.449166422</dc:date>
    <meta:editing-duration>P10DT11H50M58S</meta:editing-duration>
    <meta:editing-cycles>1095</meta:editing-cycles>
    <dc:creator>Erel Segal-Halevi</dc:creator>
    <meta:document-statistic meta:table-count="0" meta:image-count="0" meta:object-count="0" meta:page-count="2" meta:paragraph-count="29" meta:word-count="431" meta:character-count="3088" meta:non-whitespace-character-count="2687"/>
  </office:meta>
</office:document-meta>
</file>